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arial, sans-serif"/>
    <style:font-face style:name="Lohit Devanagari1" svg:font-family="'Lohit Devanagari'"/>
    <style:font-face style:name="Slack-Lato" svg:font-family="Slack-Lato, Slack-Fractions, appleLogo, sans-serif"/>
    <style:font-face style:name="arial" svg:font-family="arial, sans-serif"/>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Bitstream Vera San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Bitstream Vera Sans"/>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Bitstream Vera Sans" fo:font-size="11.25pt" fo:letter-spacing="normal" fo:font-style="normal" fo:font-weight="normal"/>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Bitstream Vera Sans" fo:font-size="16pt" fo:letter-spacing="normal" fo:font-style="normal" fo:font-weight="bold" officeooo:paragraph-rsid="001a6c03" style:font-size-asian="16pt" style:font-weight-asian="bold" style:font-size-complex="16pt" style:font-weight-complex="bold"/>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Bitstream Vera Sans" fo:font-size="16pt" fo:letter-spacing="normal" fo:font-style="normal" fo:font-weight="bold" officeooo:rsid="001a6c03" officeooo:paragraph-rsid="001a6c03" style:font-size-asian="16pt" style:font-weight-asian="bold" style:font-size-complex="16pt" style:font-weight-complex="bold"/>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Bitstream Vera Sans" fo:font-size="26pt" fo:font-weight="bold" officeooo:paragraph-rsid="00183f9f" style:font-size-asian="26pt" style:font-weight-asian="bold" style:font-size-complex="26pt" style:font-weight-complex="bold"/>
    </style:style>
    <style:style style:name="P7" style:family="paragraph" style:parent-style-name="Standard">
      <style:paragraph-properties fo:margin-left="0cm" fo:margin-right="0cm" fo:text-align="start" style:justify-single-word="false" fo:orphans="2" fo:widows="2" fo:text-indent="0cm" style:auto-text-indent="false"/>
      <style:text-properties style:font-name="Bitstream Vera Sans"/>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Bitstream Vera Sans" officeooo:paragraph-rsid="001a6c03"/>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Bitstream Vera Sans" officeooo:paragraph-rsid="001a83e6"/>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rsid="001b3434" officeooo:paragraph-rsid="001b3434"/>
    </style:style>
    <style:style style:name="P11" style:family="paragraph" style:parent-style-name="Text_20_body">
      <style:paragraph-properties fo:text-align="start" style:justify-single-word="false"/>
      <style:text-properties style:font-name="Bitstream Vera Sans"/>
    </style:style>
    <style:style style:name="T1" style:family="text">
      <style:text-properties fo:font-variant="normal" fo:text-transform="none" fo:color="#1d1c1d" style:font-name="Slack-Lato" fo:font-size="11.25pt" fo:letter-spacing="normal" fo:font-style="normal" fo:font-weight="normal"/>
    </style:style>
    <style:style style:name="T2" style:family="text">
      <style:text-properties fo:font-variant="normal" fo:text-transform="none" fo:color="#1d1c1d" style:font-name="Slack-Lato" fo:font-size="11.25pt" fo:letter-spacing="normal" fo:font-style="normal" fo:font-weight="normal" officeooo:rsid="00183f9f"/>
    </style:style>
    <style:style style:name="T3" style:family="text">
      <style:text-properties fo:font-variant="normal" fo:text-transform="none" fo:color="#1d1c1d" style:font-name="Slack-Lato" fo:font-size="11.25pt" fo:letter-spacing="normal" fo:font-style="normal" fo:font-weight="normal" officeooo:rsid="0018fe61"/>
    </style:style>
    <style:style style:name="T4" style:family="text">
      <style:text-properties fo:font-variant="normal" fo:text-transform="none" fo:color="#1d1c1d" style:font-name="Slack-Lato" fo:font-size="11.25pt" fo:letter-spacing="normal" fo:font-style="normal" fo:font-weight="normal" officeooo:rsid="001a6c03"/>
    </style:style>
    <style:style style:name="T5" style:family="text">
      <style:text-properties fo:font-variant="normal" fo:text-transform="none" fo:color="#1d1c1d" style:font-name="Slack-Lato" fo:font-size="11.25pt" fo:letter-spacing="normal" fo:font-style="normal" fo:font-weight="normal" officeooo:rsid="001a83e6"/>
    </style:style>
    <style:style style:name="T6" style:family="text">
      <style:text-properties fo:font-variant="normal" fo:text-transform="none" fo:color="#1d1c1d" style:font-name="Slack-Lato" fo:letter-spacing="normal" fo:font-style="normal" officeooo:rsid="00183f9f"/>
    </style:style>
    <style:style style:name="T7" style:family="text">
      <style:text-properties fo:font-variant="normal" fo:text-transform="none" fo:color="#1d1c1d" style:font-name="Slack-Lato" fo:font-size="16pt" fo:letter-spacing="normal" fo:font-style="normal" fo:font-weight="bold" style:font-size-asian="16pt" style:font-weight-asian="bold" style:font-size-complex="16pt" style:font-weight-complex="bold"/>
    </style:style>
    <style:style style:name="T8" style:family="text">
      <style:text-properties fo:font-variant="normal" fo:text-transform="none" fo:color="#1d1c1d" style:font-name="Slack-Lato" fo:font-size="16pt" fo:letter-spacing="normal" fo:font-style="normal" fo:font-weight="bold" officeooo:rsid="0018fe61" style:font-size-asian="16pt" style:font-weight-asian="bold" style:font-size-complex="16pt" style:font-weight-complex="bold"/>
    </style:style>
    <style:style style:name="T9" style:family="text">
      <style:text-properties fo:font-variant="normal" fo:text-transform="none" fo:color="#1d1c1d" fo:letter-spacing="normal" fo:font-style="normal" officeooo:rsid="00183f9f"/>
    </style:style>
    <style:style style:name="T10" style:family="text">
      <style:text-properties fo:font-variant="normal" fo:text-transform="none" fo:color="#1d1c1d" fo:font-size="11.25pt" fo:letter-spacing="normal" fo:font-style="normal" fo:font-weight="normal"/>
    </style:style>
    <style:style style:name="T11" style:family="text">
      <style:text-properties fo:font-variant="normal" fo:text-transform="none" fo:color="#1d1c1d" fo:font-size="11.25pt" fo:letter-spacing="normal" fo:font-style="normal" fo:font-weight="normal" officeooo:rsid="00183f9f"/>
    </style:style>
    <style:style style:name="T12" style:family="text">
      <style:text-properties fo:font-variant="normal" fo:text-transform="none" fo:color="#1d1c1d" fo:font-size="11.25pt" fo:letter-spacing="normal" fo:font-style="normal" fo:font-weight="normal" officeooo:rsid="0018fe61"/>
    </style:style>
    <style:style style:name="T13" style:family="text">
      <style:text-properties fo:font-variant="normal" fo:text-transform="none" fo:color="#1d1c1d" fo:font-size="11.25pt" fo:letter-spacing="normal" fo:font-style="normal" fo:font-weight="normal" officeooo:rsid="001a6c03"/>
    </style:style>
    <style:style style:name="T14" style:family="text">
      <style:text-properties fo:font-variant="normal" fo:text-transform="none" fo:color="#1d1c1d" fo:font-size="11.25pt" fo:letter-spacing="normal" fo:font-style="normal" fo:font-weight="normal" officeooo:rsid="001a83e6"/>
    </style:style>
    <style:style style:name="T15" style:family="text">
      <style:text-properties fo:font-variant="normal" fo:text-transform="none" fo:color="#1d1c1d" fo:font-size="16pt" fo:letter-spacing="normal" fo:font-style="normal" fo:font-weight="bold" style:font-size-asian="16pt" style:font-weight-asian="bold" style:font-size-complex="16pt" style:font-weight-complex="bold"/>
    </style:style>
    <style:style style:name="T16" style:family="text">
      <style:text-properties fo:font-variant="normal" fo:text-transform="none" fo:color="#1d1c1d" fo:font-size="16pt" fo:letter-spacing="normal" fo:font-style="normal" fo:font-weight="bold" officeooo:rsid="0018fe61" style:font-size-asian="16pt" style:font-weight-asian="bold" style:font-size-complex="16pt" style:font-weight-complex="bold"/>
    </style:style>
    <style:style style:name="T17" style:family="text">
      <style:text-properties officeooo:rsid="00183f9f"/>
    </style:style>
    <style:style style:name="T18" style:family="text">
      <style:text-properties officeooo:rsid="0018fe61"/>
    </style:style>
    <style:style style:name="T19" style:family="text">
      <style:text-properties fo:font-size="16pt" style:font-size-asian="16pt" style:font-size-complex="16pt"/>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1a83e6" style:font-size-asian="16pt" style:font-weight-asian="bold" style:font-size-complex="16pt" style:font-weight-complex="bold"/>
    </style:style>
    <style:style style:name="T22" style:family="text">
      <style:text-properties officeooo:rsid="001a83e6"/>
    </style:style>
    <style:style style:name="T23" style:family="text">
      <style:text-properties officeooo:rsid="001b3434"/>
    </style:style>
    <style:style style:name="T24" style:family="text">
      <style:text-properties style:font-name="DejaVu Sans Light"/>
    </style:style>
    <style:style style:name="T25" style:family="text">
      <style:text-properties style:font-name="DejaVu Sans Light" officeooo:rsid="001a83e6"/>
    </style:style>
    <style:style style:name="T26" style:family="text">
      <style:text-properties style:font-name="DejaVu Sans Light" officeooo:rsid="001b3434"/>
    </style:style>
    <style:style style:name="T27" style:family="text">
      <style:text-properties style:font-name="Bitstream Vera Sans"/>
    </style:style>
    <style:style style:name="T28" style:family="text">
      <style:text-properties style:font-name="Bitstream Vera Sans" officeooo:rsid="001a83e6"/>
    </style:style>
    <style:style style:name="T29" style:family="text">
      <style:text-properties style:font-name="Bitstream Vera Sans" officeooo:rsid="001b34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Wojciech Moszczyński</text:span></text:p>
      <text:p text:style-name="P10"><text:span text:style-name="T1"/></text:p>
      <text:p text:style-name="P6"><text:span text:style-name="T9">System wartości podstawą przewagi konkurencyjnej w obszarze e-commerce <text:s/></text:span></text:p>
      <text:p text:style-name="P7"><text:span text:style-name="T10"/></text:p>
      <text:p text:style-name="P7"><text:span text:style-name="T10"/></text:p>
      <text:p text:style-name="P7"><text:span text:style-name="T10">W jaki sposób zwiększyć sprzedaż w internecie? Co zrobić żeby klienci kupowali tylko u nas, żeby byli wręcz uzależnieni od naszego sklepu internetowego? Czy w dzisiejszych czasach możliwe jest uzyskanie tak skutecznej przewagi konkurencyjnej w obszarze e-commerce?</text:span><text:line-break/><text:span text:style-name="T10">Piekarnie i cukiernie w ostatnim czasie coraz śmielej angażują się w sprzedaż swoich produktów w internecie. Sprzedaż internetowa pozbawia wprawdzie poważne firmy atutu jakim jest posiadanie własnych sklepów i doświadczonego personelu sprzedaży detalicznej. Z drugiej strony utrzymanie biernej postawy wobec dynamicznego rozwoju sprzedaży e-commerce może istotnie uszczuplić przychody producentów branży piekarniczej i cukierniczej. Można więc powiedzieć, że jesteśmy skazani na </text:span><text:span text:style-name="T11">skierowanie części sprzedaży do Internetu. Dlatego p</text:span><text:span text:style-name="T10">owinniśmy podjąć starania aby w tej sprzedaży być najlepsi.</text:span></text:p>
      <text:p text:style-name="P7"><text:span text:style-name="T10"/></text:p>
      <text:p text:style-name="P1">Czy sklepy e-commerce bez zaplecza produkcyjnego mają gorszą pozycję rynkową?</text:p>
      <text:p text:style-name="P2">Na rynku pojawiło się wiele firm sprzedających <text:span text:style-name="T17">w internecie </text:span>produkty cukiernicze i piekarskie, które nie posiadają zaplecza produkcyjnego. Sklepy te pełnią więc rolę pośredników między producentami a konsumentami. Założenie takiego podmiotu nie wiąże się z wysokimi kosztami, doświadczeniem oraz koniecznymi w t<text:span text:style-name="T17">ej</text:span> <text:span text:style-name="T17">branży</text:span> certyfikatami. Wystarczy komputer i dostęp do internetu. Dla konsumenta kupującego w internecie nie ma znaczenia czy sklep składa się wyłącznie z komputera i jego operatora, czy jest to sklep reprezentujący dużą firmę produkcyjną z tradycjami i odpowiednim zapleczem materialnym i intelektualnym. Producenci powinni więc szukać takich przewag konkurencyjnych, które pozwoliłyby im na zajęcie należnego i<text:span text:style-name="T17">m</text:span> miejsca na rynku w sprzedaży internetowej.</text:p>
      <text:p text:style-name="P2"/>
      <text:p text:style-name="P1">Klienci przy zakupie nie kierują się wyłącznie ceną</text:p>
      <text:p text:style-name="P2">Cena przy sprzedaży produktów cukierniczych w odróżnieniu do sprzedaży pieczywa ma pewne znaczenie. Proces sprzedaży obu rodzajów produktów różni się istotnie, z uwagi na to, że będziemy omawiali sprzedaż internetową, <text:span text:style-name="T18">dokonamy pewnego uproszczenia,</text:span> produkty cukiernicze i produkty piekarskie będ<text:span text:style-name="T18">ą</text:span> traktował <text:span text:style-name="T18">podobnie</text:span>.</text:p>
      <text:p text:style-name="P2"/>
      <text:p text:style-name="P7"><text:span text:style-name="T10">Wyobraźmy sobie taką sytuację, że klienci są bardzo związani z naszą witryną internetową. Nie wyobrażają sobie kupować w innych sklepach internetowych. Spróbujmy sobie wyobrazić, że klienci dokonujący zakupów w naszym sklepie internetowym mają poczucie wielkiej satysfakcji i zadowolenia. Akt zakupu jest dla nich powodem </text:span><text:span text:style-name="T12">do </text:span><text:span text:style-name="T10">dumy i </text:span><text:span text:style-name="T12">przepojona jest uczuciem </text:span><text:span text:style-name="T10">spełnienia. </text:span><text:span text:style-name="T12">W</text:span><text:span text:style-name="T10">yobra</text:span><text:span text:style-name="T12">źmy sobie</text:span><text:span text:style-name="T10"> rozpacz klientów z powodu tego, że </text:span><text:span text:style-name="T12">z jakiś powodów </text:span><text:span text:style-name="T10">nie mogą kupować w naszym sklepie internetowym. Taka wizja wydaje się bardzo naiwna, a próby znalezienia metody, która sprawiłaby, że klienci zachowywaliby się w ten sposób wydaje się </text:span><text:soft-page-break/><text:span text:style-name="T10">bardzo śmiała. Tą odważną wizję przywołałem </text:span><text:span text:style-name="T12">n</text:span><text:span text:style-name="T10">ie bez powodu. Opisane poniżej </text:span><text:span text:style-name="T12">rozważania</text:span><text:span text:style-name="T10"> </text:span><text:span text:style-name="T12">kierują w stronę tak niezwykłych i </text:span><text:span text:style-name="T10">nierealistycznych rezultatów. </text:span><text:span text:style-name="T12">Pod koniec lektury tej publikacji zauważą Państwo, że taka wizja jest możliwa do realizacji. </text:span><text:span text:style-name="T10">Główną rolę w tej metodzie odgrywa zaangażowanie klientów.</text:span></text:p>
      <text:p text:style-name="P3"/>
      <text:p text:style-name="P7"><text:span text:style-name="T16">K</text:span><text:span text:style-name="T15">ażdy klient ma swoje indywidualne cele</text:span><text:span text:style-name="T10"><text:line-break/>Większość ludzi, a zwłaszcza ludzi młodych </text:span><text:span text:style-name="T12">lub</text:span><text:span text:style-name="T10"> dobrze wykształconych ma swoje bardziej lub mniej sprecyzowane cele. Niektóre osoby zaangażowane są w bieganie i potrzebują odpowiedniej diety aby osiągnąć lepsze wyniki. Inne osoby dotknięte są cukrzycą lub schorzeniami związanymi z układem krążenia. Osoby te będą starały się kupować produkty, które nie będą obciążały ich organizmów. Zdarzają się też osoby zaangażowane w zatrzymanie procesu ocieplania klimatu. Inne osoby będą walczyły z zaśmiecaniem środowiska naturalnego i będą szukały produktów w ekologicznych opakowaniach. Często spotkać można również osoby zaangażowane w proces pomocy dla krajów afrykańskich lub solidaryzujących się z ochroną lasów tropikalnych.<text:line-break/></text:span><text:span text:style-name="T12">Każdy człowiek</text:span><text:span text:style-name="T10"> reprezentuj</text:span><text:span text:style-name="T12">e</text:span><text:span text:style-name="T10"> indywidualn</text:span><text:span text:style-name="T12">y</text:span><text:span text:style-name="T10"> systemy wartości. Często są to wartości iluzoryczne, często </text:span><text:span text:style-name="T12">łączą s</text:span><text:span text:style-name="T10">ię </text:span><text:span text:style-name="T12">z</text:span><text:span text:style-name="T10"> aspekt</text:span><text:span text:style-name="T12">ami</text:span><text:span text:style-name="T10"> zdrowotn</text:span><text:span text:style-name="T12">ymi</text:span><text:span text:style-name="T10">. </text:span><text:span text:style-name="T12">Pewne jest że k</text:span><text:span text:style-name="T10">lienci często podejmują decyzje konsumenckie na podstawie innych kryteriów niż cena lub smak.</text:span></text:p>
      <text:p text:style-name="P3"/>
      <text:p text:style-name="P4">Wzmocnienie systemu wartości </text:p>
      <text:p text:style-name="P8"><text:span text:style-name="T13">P</text:span><text:span text:style-name="T10">omijając przypadki, w których decyzja konsumencka związana jest z rygorystyczną dietą </text:span><text:span text:style-name="T13">na przykład koniecznością zakupu</text:span><text:span text:style-name="T10"> produkt</text:span><text:span text:style-name="T13">ów</text:span><text:span text:style-name="T10"> bezglutenow</text:span><text:span text:style-name="T13">ych</text:span><text:span text:style-name="T10">, </text:span><text:span text:style-name="T13">obecnie </text:span><text:span text:style-name="T10">większość klientów nie podejmuje decyzji na podstawie swoich przekonań i systemu wartości. Trudno sobie wyobrazić, żeby ktoś kupując ciastka myślał o efekcie cieplarnianym. Ciastka i efekt cieplarniany nie mają ze sobą żadnego związku. Osoba uprawiająca intensywnie sport może kupić produkt, który będzie nazywał się "Chleb sportowca". Można się jednak domyślać, że sportowiec ten wcale nie będzie przekonany o tym, że chleb ten jest </text:span><text:span text:style-name="T13">doskonale dopasowany do</text:span><text:span text:style-name="T10"> jego die</text:span><text:span text:style-name="T13">ty</text:span><text:span text:style-name="T10">. Aby powstało zjawisko silnego uzależnienia klienta od sklepu internetowego musi powstać efektywny system uwiarygodnienia produktów. Jest to pierwszy krok przy tworzeniu w związku emocjonalnego zbudowanego na bazie indywidualn</text:span><text:span text:style-name="T13">ego</text:span><text:span text:style-name="T10"> systemie wartości klienta.</text:span></text:p>
      <text:p text:style-name="P7"><text:span text:style-name="T10">Tak więc jeżeli ktoś jest zaangażowany w rozwój rolnictwa </text:span><text:span text:style-name="T13">ekologicznego </text:span><text:span text:style-name="T10">będzie starał się kupić chleb, który będzie miał certyfikat mąki </text:span><text:span text:style-name="T13">uprawianej</text:span><text:span text:style-name="T10"> bez użycia nawozów sztucznych i pestycydów. Jeżeli ktoś będzie starał się unikać produktów kancerogennych, powinien mieć możliwość znalezienia towarów pozbawionych substancji kancerogennych.</text:span></text:p>
      <text:p text:style-name="P3"/>
      <text:p text:style-name="P5">Kwestia wiarygodności</text:p>
      <text:p text:style-name="P9"><text:span text:style-name="T10">Aby przekonać klientów do prawdziwości </text:span><text:span text:style-name="T13">cech</text:span><text:span text:style-name="T10"> kupowany</text:span><text:span text:style-name="T13">ch</text:span><text:span text:style-name="T10"> produkt</text:span><text:span text:style-name="T13">ów,</text:span><text:span text:style-name="T10"> musi istnieć wiarygodny system zaświadczeń </text:span><text:span text:style-name="T13">i</text:span><text:span text:style-name="T10"> certyfikatów. Przykładem takiego systemu przy zakupie mebli lub zeszytów jest certyfikat FSC (Forest Stewardship Council <text:s/>- Rada ds. Odpowiedzialnej Gospodarki Leśnej). Przy zakupie kosmetyków można spotkać certyfikat "Cruelty Fred", który jest deklaracją, że kosmetyki nie były testowane na zwierzętach. </text:span><text:span text:style-name="T14">Dla</text:span><text:span text:style-name="T10"> ludzi coraz większe znaczenie ma nie tylko ich własna korzyść przy zakupie lecz również troska o środowisko naturalne lub udział w przeciwdziałaniu takich negatywnych zjawisk jak wykluczenie społeczne, głód lub </text:span><text:span text:style-name="T14">proces degradacji gleby na obszarach podzwrotnikowych</text:span><text:span text:style-name="T10">.</text:span></text:p>
      <text:p text:style-name="P3"/>
      <text:p text:style-name="P1">Jak wprowadzić system wartości do sklepu internetowego cukierni</text:p>
      <text:p text:style-name="P2"><text:soft-page-break/><text:span text:style-name="T22">Jak wspomnieliśmy</text:span>, część klientów posiada pewne przekonania, jest wrażliwa na niektóre negatywne zjawiska. Aby wrażliwość tą włączyć do procesu sprzedażowego należy przekazać klientom niezbędne a przede wszystkim wiarygodne informacje. Torty mogą zawierać mąkę ekologiczną lub mąkę zwykłą. Jaja mogą pochodzić z chowu klatkowego lub z wolnego wybiegu. Inne składniki cukiernicze mogą pochodzić od dostawców, którzy aktywnie finans<text:span text:style-name="T22">ują</text:span> pomoc humanitarną dla Afryki. Wszystkie te informacje powinny być uwzględniane w opisach produktów. Chleb sportowca, o którym wspominałem wcześniej powinien zawierać precyzyjny skład witamin, składników odżywczych i mikroelementów.</text:p>
      <text:p text:style-name="P2"/>
      <text:p text:style-name="P2"><text:span text:style-name="T20">Dlaczego w internecie </text:span><text:span text:style-name="T21">możliwy jest wzrost sprzedaży</text:span><text:span text:style-name="T20"> przez stymulowanie systemu wartości?</text:span></text:p>
      <text:p text:style-name="P2">Klienci dokonujący zakupu w sklepach detalicznych najczęściej nie mają czasu na dogłębną analizę składu poszczególnych produktów. Tym samym nie będą oni kierowali się wartościami, nawet jeżeli wartości te będą dla nich bardzo istotne. Zakupy w sklepach internetowych są bardzo podobne do zakupów w sklepach detalicznych. Tu również klienci nie mają czasu na studiowanie miejsca pochodzenia mąki czy sprawdzania certyfikatów. <text:span text:style-name="T22">Sklep</text:span> internetow<text:span text:style-name="T22">y</text:span> ma jednak większy potencjał. Można <text:span text:style-name="T22">go</text:span> wyposażyć w asystenta sprzedaży.</text:p>
      <text:p text:style-name="P2"/>
      <text:p text:style-name="P7"><text:span text:style-name="T10">Asystent sprzedaży to po prostu plansza z konfiguracją jakich konkretnie produktów szukamy. Taką stronę konfiguracji możemy znaleźć w sklepie Allegro. Wskazujemy zakres ceny, kolor, markę, wiek a nawet poziom zużycia towaru. W sklepie cukierniczym możemy wprowadzić pola decyzyjne, które będą miały znaczenie dla kupującego. Tak więc kupujący może zaznaczyć, że chcę kupować wyłącznie produkty ekologiczne, bezglutenowe lub nie zawierające cukru. W obszarze wyboru mo</text:span><text:span text:style-name="T14">gą</text:span><text:span text:style-name="T10"> znaleźć się takie kategorie jak dostawcy wspierający ochronę klimatu lub dieta przeznaczona wyłącznie dla osób dotkniętych cukrzycą. Bardziej zaawansowa</text:span><text:span text:style-name="T14">ne algorytmy</text:span><text:span text:style-name="T10"> wirtualn</text:span><text:span text:style-name="T14">ych</text:span><text:span text:style-name="T10"> asysten</text:span><text:span text:style-name="T14">tów</text:span><text:span text:style-name="T10"> zakupów mogą proponować konkretne produkty na podstawie dotychczasowej historii zakupów </text:span><text:span text:style-name="T14">każdego </text:span><text:span text:style-name="T10">indywidualn</text:span><text:span text:style-name="T14">ego</text:span><text:span text:style-name="T10"> klient</text:span><text:span text:style-name="T14">a</text:span><text:span text:style-name="T10">. Mogą proponować zestawy </text:span><text:span text:style-name="T14">produktów</text:span><text:span text:style-name="T10"> </text:span><text:span text:style-name="T14">cukierniczych </text:span><text:span text:style-name="T10">w oparciu o prognozy pogody tak aby organizm klienta dobrze zniósł nadchodzące upały. Koszyk produktów może być komponowany w oparciu o system wartości oraz o inne preferencje indywidualnych konsumentów wynikające z ich wcześniejszych zakupów.</text:span></text:p>
      <text:p text:style-name="P3"/>
      <text:p text:style-name="P11"><text:span text:style-name="T20">Podsumowanie</text:span><text:line-break/><text:span text:style-name="T22">M</text:span>ożna odnieść wrażenie, że wizja, którą roztoczyłem na początku tej publikacji ma szansę realizacji. Klienci mogą utożsamiać codzienne zakupy z walką z niehumanitarnym traktowaniem zwierząt, z ochroną klimatu lub dekarbonizacji środowiska naturalnego. Klienci zaangażowani w obronę swoich wartości mogą czuć zadowolenie z dokonywanych wyborów. Zadowolenie to może stać się nawykiem lub swego rodzaju uzależnieniem. Przyjmując tezę, że tylko jeden sklep internetowy bierze pod uwagę wiele wartości, o które warto walczyć, klienci będą mocno uzależnieni od tego sklepu. <text:span text:style-name="T23">Nie</text:span>wątpliwie jest to duża szansa na uzyskanie bardzo efektywnej przewagi konkurencyjnej. Przewagi, która niewątpliwie przyczyni się <text:span text:style-name="T23">globalnie </text:span>do pozytywnych <text:span text:style-name="T23">zmian w środowisku społecznym i naturalny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arial, sans-serif"/>
    <style:font-face style:name="Lohit Devanagari1" svg:font-family="'Lohit Devanagari'"/>
    <style:font-face style:name="Slack-Lato" svg:font-family="Slack-Lato, Slack-Fractions, appleLogo, sans-serif"/>
    <style:font-face style:name="arial" svg:font-family="arial, sans-serif"/>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1T12:31:32.342974899</meta:creation-date>
    <dc:date>2023-04-21T15:05:08.331602758</dc:date>
    <meta:editing-duration>PT9M24S</meta:editing-duration>
    <meta:editing-cycles>2</meta:editing-cycles>
    <meta:generator>LibreOffice/6.4.7.2$Linux_X86_64 LibreOffice_project/40$Build-2</meta:generator>
    <meta:document-statistic meta:table-count="0" meta:image-count="0" meta:object-count="0" meta:page-count="3" meta:paragraph-count="20" meta:word-count="1225" meta:character-count="9220" meta:non-whitespace-character-count="8011"/>
  </office:meta>
</office:document-meta>
</file>